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>
      <style:paragraph-properties fo:text-align="center" style:justify-single-word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Strong_20_Emphasis">Courier Service Management Scope</text:span></text:p>
      <text:p text:style-name="Text_20_body"><text:span text:style-name="Strong_20_Emphasis">End User:</text:span> The end user of the courier service management system can be categorized into three main roles: Customer, Courier Delivery Personnel, and Admin.</text:p>
      <text:p text:style-name="Text_20_body"><text:span text:style-name="Strong_20_Emphasis">Objectives:</text:span></text:p>
      <text:list xml:id="list3847619425" text:style-name="L1">
        <text:list-item>
          <text:p text:style-name="P2">Provide a user-friendly platform for customers to conveniently book and manage courier services.</text:p>
        </text:list-item>
        <text:list-item>
          <text:p text:style-name="P2">Enable efficient tracking and monitoring of courier deliveries for both customers and courier delivery personnel.</text:p>
        </text:list-item>
        <text:list-item>
          <text:p text:style-name="P1">Facilitate effective management of the courier service system by providing administrative tools and functionalities.</text:p>
        </text:list-item>
      </text:list>
      <text:p text:style-name="Text_20_body"><text:span text:style-name="Strong_20_Emphasis">Project Limitations:</text:span></text:p>
      <text:list xml:id="list3379560442" text:style-name="L2">
        <text:list-item>
          <text:p text:style-name="P4">The system will focus on managing courier services within a specified geographic region.</text:p>
        </text:list-item>
        <text:list-item>
          <text:p text:style-name="P4">Integration with external courier service providers and real-time location tracking may require additional development and APIs.</text:p>
        </text:list-item>
        <text:list-item>
          <text:p text:style-name="P3">Financial transactions related to courier services will not be handled within the system.</text:p>
        </text:list-item>
      </text:list>
      <text:p text:style-name="Text_20_body"><text:span text:style-name="Strong_20_Emphasis">Customer Role:</text:span></text:p>
      <text:list xml:id="list1679977308" text:style-name="L3">
        <text:list-item>
          <text:p text:style-name="P6">Book Courier: Customers can book a courier service by providing pickup and delivery details, package information, and contact information.</text:p>
        </text:list-item>
        <text:list-item>
          <text:p text:style-name="P6">Track Courier: Customers can track the status and location of their courier deliveries in real-time, receive notifications, and view delivery history.</text:p>
        </text:list-item>
        <text:list-item>
          <text:p text:style-name="P6">Cancel Booking: Customers can cancel a booking if the courier service has not been picked up yet.</text:p>
        </text:list-item>
        <text:list-item>
          <text:p text:style-name="P5">Provide Feedback: Customers can provide feedback on the courier service, rate their experience, and submit comments or suggestions.</text:p>
        </text:list-item>
      </text:list>
      <text:p text:style-name="Text_20_body"><text:span text:style-name="Strong_20_Emphasis">Courier Delivery Personnel Role:</text:span></text:p>
      <text:list xml:id="list2915327031" text:style-name="L4">
        <text:list-item>
          <text:p text:style-name="P8">View Assigned Deliveries: Courier delivery personnel can view the list of courier deliveries assigned to them, including pickup and delivery details.</text:p>
        </text:list-item>
        <text:list-item>
          <text:p text:style-name="P8">Mark as Delivered: Courier delivery personnel can update the status of a courier delivery as "Delivered" upon successful completion.</text:p>
        </text:list-item>
        <text:list-item>
          <text:p text:style-name="P7">Provide Feedback: Courier delivery personnel can provide feedback on the delivery process, report any issues, and submit suggestions for improvement.</text:p>
        </text:list-item>
      </text:list>
      <text:p text:style-name="Text_20_body"><text:span text:style-name="Strong_20_Emphasis">Admin Role:</text:span></text:p>
      <text:list xml:id="list156004826" text:style-name="L5">
        <text:list-item>
          <text:p text:style-name="P10">Manage System: Admin users have administrative privileges to manage the overall system settings, configurations, and security.</text:p>
        </text:list-item>
        <text:list-item>
          <text:p text:style-name="P10">Manage Customers: Admin users can manage customer information, including registration, profile updates, and access control.</text:p>
        </text:list-item>
        <text:list-item>
          <text:p text:style-name="P10">Manage Courier Delivery Personnel: Admin users can manage courier delivery personnel, including their registration, profile updates, and access control.</text:p>
        </text:list-item>
        <text:list-item>
          <text:p text:style-name="P9">Track Courier Deliveries: Admin users can track and monitor the status of courier deliveries, generate reports, and perform analytics.</text:p>
        </text:list-item>
      </text:list>
      <text:p text:style-name="Text_20_body"><text:soft-page-break/><text:span text:style-name="Strong_20_Emphasis">Additional Ideas and Enhancements:</text:span></text:p>
      <text:list xml:id="list3517851659" text:style-name="L6">
        <text:list-item>
          <text:p text:style-name="P12">Integration with SMS or email notifications to keep customers informed about the progress of their courier deliveries.</text:p>
        </text:list-item>
        <text:list-item>
          <text:p text:style-name="P12">Integration with mapping services to provide customers with a visual representation of the courier's current location and estimated time of delivery.</text:p>
        </text:list-item>
        <text:list-item>
          <text:p text:style-name="P12">Integration with online payment gateways to enable customers to make secure payments for courier services.</text:p>
        </text:list-item>
        <text:list-item>
          <text:p text:style-name="P12">Development of a mobile application for easy access to courier services, tracking, and notifications on smartphones and tablets.</text:p>
        </text:list-item>
        <text:list-item>
          <text:p text:style-name="P11">Implementing a customer feedback and rating system to continuously improve the quality of courier services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6T10:06:28.125732847</meta:creation-date>
    <dc:date>2023-05-06T10:07:09.442470176</dc:date>
    <meta:editing-duration>PT42S</meta:editing-duration>
    <meta:editing-cycles>1</meta:editing-cycles>
    <meta:document-statistic meta:table-count="0" meta:image-count="0" meta:object-count="0" meta:page-count="2" meta:paragraph-count="30" meta:word-count="439" meta:character-count="3049" meta:non-whitespace-character-count="2662"/>
    <meta:generator>LibreOffice/7.3.7.2$Linux_X86_64 LibreOffice_project/30$Build-2</meta:generator>
  </office:meta>
</office:document-meta>
</file>